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d6c" officeooo:paragraph-rsid="0003ad6c"/>
    </style:style>
    <style:style style:name="P2" style:family="paragraph" style:parent-style-name="Standard" style:list-style-name="L1">
      <style:text-properties officeooo:rsid="0003ad6c" officeooo:paragraph-rsid="0003ad6c"/>
    </style:style>
    <style:style style:name="P3" style:family="paragraph" style:parent-style-name="Standard" style:list-style-name="L2">
      <style:text-properties officeooo:rsid="0003ad6c" officeooo:paragraph-rsid="0003ad6c"/>
    </style:style>
    <style:style style:name="P4" style:family="paragraph" style:parent-style-name="Standard" style:list-style-name="L3">
      <style:text-properties officeooo:rsid="0003ad6c" officeooo:paragraph-rsid="0003ad6c"/>
    </style:style>
    <style:style style:name="P5" style:family="paragraph" style:parent-style-name="Standard">
      <style:text-properties officeooo:rsid="0003b459" officeooo:paragraph-rsid="0003b459"/>
    </style:style>
    <style:style style:name="P6" style:family="paragraph" style:parent-style-name="Standard">
      <style:text-properties officeooo:rsid="0004d03a" officeooo:paragraph-rsid="0004d03a"/>
    </style:style>
    <style:style style:name="P7" style:family="paragraph" style:parent-style-name="Standard" style:list-style-name="L2">
      <style:text-properties officeooo:rsid="0006a2c6" officeooo:paragraph-rsid="0006a2c6"/>
    </style:style>
    <style:style style:name="T1" style:family="text">
      <style:text-properties officeooo:rsid="0005f58a"/>
    </style:style>
    <style:style style:name="T2" style:family="text">
      <style:text-properties officeooo:rsid="0006a2c6"/>
    </style:style>
    <style:style style:name="T3" style:family="text">
      <style:text-properties officeooo:rsid="0007b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wurf Inhaltsverzeichnis MA </text:p>
      <text:p text:style-name="P1"/>
      <text:p text:style-name="P5">Thema: Bounds For Acyclic Network Flows</text:p>
      <text:p text:style-name="P5"/>
      <text:p text:style-name="P5"/>
      <text:p text:style-name="P1">0. Einleitung <text:span text:style-name="T1">(Motivation, Überblick)</text:span></text:p>
      <text:p text:style-name="P1"/>
      <text:p text:style-name="P1">1. Grundlagen</text:p>
      <text:list xml:id="list2689640187650846098" text:style-name="L1">
        <text:list-item>
          <text:p text:style-name="P2">Grundlagen und Definitionen zu Graphentheorie und MIP</text:p>
        </text:list-item>
        <text:list-item>
          <text:p text:style-name="P2">Problemdefinition <text:span text:style-name="T1">azyklischer Flussschranken</text:span></text:p>
        </text:list-item>
        <text:list-item>
          <text:p text:style-name="P2">Komplexität <text:span text:style-name="T1">(azykl. MinCostFlow mit beliebigen Gewichten NP-schwer. Lässt sich mehr/genaueres sagen?)</text:span></text:p>
        </text:list-item>
      </text:list>
      <text:p text:style-name="P1"/>
      <text:p text:style-name="P1">2. Modelle</text:p>
      <text:list xml:id="list3739049348463855143" text:style-name="L2">
        <text:list-item>
          <text:p text:style-name="P3">MIP Modell 1 (Potentiale <text:span text:style-name="T1">bestimmen Flussrichtung</text:span>)</text:p>
        </text:list-item>
        <text:list-item>
          <text:p text:style-name="P3">MIP Modell 2 (Binärvariabeln für Kantenflussrichtung mit Kreisfreiheitsconstraints)</text:p>
          <text:p text:style-name="P3">-<text:span text:style-name="T2">&gt;</text:span> <text:span text:style-name="T1">reicht Kreisbasis oder kleine Menge von Kreisen zu verbieten: Nein</text:span></text:p>
        </text:list-item>
        <text:list-item>
          <text:p text:style-name="P3">Heuristik <text:span text:style-name="T2">basierend auf Pfaden (TODO: eventuell noch ausbauen?)</text:span></text:p>
        </text:list-item>
        <text:list-item>
          <text:p text:style-name="P7">Für Kanten auf Pfaden nur einmal Schranken berechnen und dann propagieren</text:p>
        </text:list-item>
      </text:list>
      <text:p text:style-name="P1"/>
      <text:p text:style-name="P1">3. Rechenergebnisse</text:p>
      <text:list xml:id="list5843937730320765652" text:style-name="L3">
        <text:list-item>
          <text:p text:style-name="P4">Instanzen, Testumgebung</text:p>
        </text:list-item>
        <text:list-item>
          <text:p text:style-name="P4">Rechnungen, <text:span text:style-name="T3">Vergleich von Ergebnissen und Laufzeiten</text:span></text:p>
        </text:list-item>
        <text:list-item>
          <text:p text:style-name="P4"><text:span text:style-name="T2">(</text:span>Beispiel: Schranken verbieten im Problem noch keine Kreise<text:span text:style-name="T2">)</text:span></text:p>
        </text:list-item>
      </text:list>
      <text:p text:style-name="P1"/>
      <text:p text:style-name="P6">4. Zusammenfassung</text:p>
      <text:p text:style-name="P6"/>
      <text:p text:style-name="P6"/>
      <text:p text:style-name="P6"/>
      <text:p text:style-name="P6">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28:13.169258193</meta:creation-date>
    <dc:date>2015-06-25T17:16:12.220917812</dc:date>
    <meta:editing-duration>PT4H38M3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114" meta:character-count="856" meta:non-whitespace-character-count="771"/>
  </office:meta>
</office:document-meta>
</file>